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NV32_CollisionTest_2.build( long v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NV32_CollisionTest_2.hash( char [ ]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NV32_CollisionTest_2.fnv_hash( char [ ]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NV32_CollisionTest_2.test_fnv_hash_7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9">
            <text:p text:style-name="Table_20_Contents">39</text:p>
          </table:table-cell>
          <table:table-cell office:value-type="float" office:value="73">
            <text:p text:style-name="Table_20_Contents">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